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text-position="0% 100%" fo:font-weight="normal" style:font-weight-asian="normal" style:font-weight-complex="normal"/>
    </style:style>
    <style:style style:name="P4" style:family="paragraph" style:parent-style-name="Standard">
      <style:text-properties style:text-position="0% 100%"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>
      <style:text-properties fo:font-weight="normal" style:font-weight-asian="normal" style:font-weight-complex="normal"/>
    </style:style>
    <style:style style:name="P8" style:family="paragraph" style:parent-style-name="Standard" style:list-style-name="L4">
      <style:text-properties fo:font-weight="normal" officeooo:paragraph-rsid="001b7ec3" style:font-weight-asian="normal" style:font-weight-complex="normal"/>
    </style:style>
    <style:style style:name="P9" style:family="paragraph" style:parent-style-name="Standard" style:list-style-name="L3">
      <style:text-properties style:text-position="0% 100%" fo:font-weight="normal" style:font-weight-asian="normal" style:font-weight-complex="normal"/>
    </style:style>
    <style:style style:name="P10" style:family="paragraph" style:parent-style-name="Table_20_Contents" style:list-style-name="L4">
      <style:text-properties fo:font-weight="normal" officeooo:paragraph-rsid="001b7ec3" style:font-weight-asian="normal" style:font-weight-complex="normal"/>
    </style:style>
    <style:style style:name="P11" style:family="paragraph" style:parent-style-name="Table_20_Contents" style:list-style-name="L4">
      <style:text-properties style:text-position="0% 100%" fo:font-weight="normal" officeooo:paragraph-rsid="001b7ec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officeooo:rsid="0019c507"/>
    </style:style>
    <style:style style:name="T6" style:family="text">
      <style:text-properties officeooo:rsid="00222e57"/>
    </style:style>
    <style:style style:name="T7" style:family="text">
      <style:text-properties officeooo:rsid="0035943a"/>
    </style:style>
    <style:style style:name="T8" style:family="text">
      <style:text-properties officeooo:rsid="002319c4"/>
    </style:style>
    <style:style style:name="T9" style:family="text">
      <style:text-properties officeooo:rsid="001f80e7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vide and Conquer</text:p>
      <text:p text:style-name="Standard"/>
      <text:list xml:id="list2047502327077192669" text:style-name="L1">
        <text:list-item>
          <text:p text:style-name="P5">The divide-and-conquer strategy helps design algorithms problems which exhibit optimal substructure.</text:p>
        </text:list-item>
        <text:list-item>
          <text:p text:style-name="P5">The sub-problems of the <text:span text:style-name="T9">a </text:span>problem with optimal substructure are typically non-overlapping.</text:p>
        </text:list-item>
        <text:list-item>
          <text:p text:style-name="P5">If the sub-problems are overlapping, the <text:a xlink:type="simple" xlink:href="../Dynamic%20programming.odt">dynamic programming</text:a> strategy is used.</text:p>
        </text:list-item>
      </text:list>
      <text:p text:style-name="Standard"/>
      <text:p text:style-name="P1">Strategy</text:p>
      <text:list xml:id="list1057756247850065363" text:style-name="L2">
        <text:list-item>
          <text:p text:style-name="P6"><text:span text:style-name="T1">Divide</text:span> the problems into the subproblems that are smaller instances of the same problem.</text:p>
        </text:list-item>
        <text:list-item>
          <text:p text:style-name="P6"><text:span text:style-name="T1">Conquer</text:span> the subproblem by solving them recursively(recursive cases). If the subproblems are small enough solve them directly(base cases)</text:p>
        </text:list-item>
        <text:list-item>
          <text:p text:style-name="P6"><text:span text:style-name="T1">Combine</text:span> the solutions to the smaller subproblems into the solution for the original problem</text:p>
        </text:list-item>
      </text:list>
      <text:p text:style-name="Standard"><text:span text:style-name="T1">Note :</text:span> Subproblems which are not the same as the original problems are solved in the combine stage like finding the max-crossing-sub-array in max-sub-array problem.</text:p>
      <text:p text:style-name="Standard"/>
      <text:p text:style-name="P1"><text:a xlink:type="simple" xlink:href="../Master%20Theorem.odt">Master Theorem</text:a></text:p>
      <text:list xml:id="list7454396112481054636" text:style-name="L3">
        <text:list-item>
          <text:p text:style-name="P7">The running time of divide and conquer algorithms can be captured by the recurrence</text:p>
          <text:list>
            <text:list-header>
              <text:p text:style-name="P9"><draw:frame draw:style-name="fr1" draw:name="Object1" text:anchor-type="as-char" svg:y="-0.2646in" svg:width="1.5083in" svg:height="0.4339in" draw:z-index="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9">where</text:p>
            </text:list-header>
            <text:list-item>
              <text:p text:style-name="P9"><text:span text:style-name="T10">n</text:span> = problem size</text:p>
            </text:list-item>
            <text:list-item>
              <text:p text:style-name="P9"><text:span text:style-name="T10">a</text:span> = number of subproblems</text:p>
            </text:list-item>
            <text:list-item>
              <text:p text:style-name="P9"><text:span text:style-name="T10">b</text:span> = factor by which the subproblem size shrinks</text:p>
            </text:list-item>
            <text:list-item>
              <text:p text:style-name="P7"><text:span text:style-name="T3"><draw:frame draw:style-name="fr1" draw:name="Object2" text:anchor-type="as-char" svg:y="-0.172in" svg:width="0.4846in" svg:height="0.220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 </text:span><text:span text:style-name="T3">= Polynomial representing the time required to combine the solutions of the </text:span><text:span text:style-name="T4">a</text:span><text:span text:style-name="T3"> sub-problems to form the solution</text:span></text:p>
            </text:list-item>
          </text:list>
        </text:list-item>
        <text:list-item>
          <text:p text:style-name="P9">The master theorem provides the solution to recurrences of this form</text:p>
        </text:list-item>
      </text:list>
      <text:p text:style-name="P3"/>
      <text:p text:style-name="P4">Algorithms employing divide and conquer</text:p>
      <text:list xml:id="list4919419268625634321" text:style-name="L4">
        <text:list-item>
          <text:p text:style-name="P10"><text:span text:style-name="T6">Binary Search(Decrease and conquer) </text:span><text:span text:style-name="T7">- </text:span><text:a xlink:type="simple" xlink:href="../Algorithms,%204th%20Edition%20-%20Sedgewick,%20Wayne/Exercises/Symbol%20Tables/src/BinarySearchST.java"><text:span text:style-name="T7">Implementation</text:span></text:a></text:p>
        </text:list-item>
        <text:list-item>
          <text:p text:style-name="P8"><text:span text:style-name="T8">Merge sort - </text:span><text:a xlink:type="simple" xlink:href="../../../../../tmp/Algorithms,%204th%20Edition%20-%20Sedgewick,%20Wayne/Exercises/Sorting/src/MergeSortWithGoodDesign.java"><text:span text:style-name="T8">Implementation</text:span></text:a></text:p>
        </text:list-item>
        <text:list-item>
          <text:p text:style-name="P10">Quick sort <text:span text:style-name="T8">- </text:span><text:a xlink:type="simple" xlink:href="../../../../../tmp/Algorithms,%204th%20Edition%20-%20Sedgewick,%20Wayne/Exercises/Sorting/src/QuickSort.java"><text:span text:style-name="T8">Implementation</text:span></text:a></text:p>
        </text:list-item>
        <text:list-item>
          <text:p text:style-name="P11">Finding the maximum sub array –<text:span text:style-name="T5"> </text:span><text:a xlink:type="simple" xlink:href="../src/MaxSubArray.java"><text:span text:style-name="T5">Imple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7-06T08:28:46</meta:creation-date>
    <dc:date>2013-08-26T01:11:44</dc:date>
    <meta:editing-duration>PT5H46M8S</meta:editing-duration>
    <meta:editing-cycles>19</meta:editing-cycles>
    <meta:generator>LibreOffice/4.0.2.2$Linux_x86 LibreOffice_project/400m0$Build-2</meta:generator>
    <dc:creator>Kempa </dc:creator>
    <meta:document-statistic meta:table-count="0" meta:image-count="0" meta:object-count="2" meta:page-count="1" meta:paragraph-count="23" meta:word-count="216" meta:character-count="1352" meta:non-whitespace-character-count="1174"/>
  </office:meta>
</office:document-meta>
</file>

<file path=Object 1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a</mi>
      </mrow>
      <mi>T</mi>
      <mrow>
        <mfenced open="(" close=")">
          <mrow>
            <mfrac>
              <mi>n</mi>
              <mi>b</mi>
            </mfrac>
          </mrow>
        </mfenced>
        <mo stretchy="false">+</mo>
        <mi>O</mi>
      </mrow>
      <mfenced open="(" close=")">
        <mrow>
          <msup>
            <mi>n</mi>
            <mi>d</mi>
          </msup>
        </mrow>
      </mfenced>
    </mrow>
    <annotation encoding="StarMath 5.0">T(n) = a T left (n over b right ) + O left (n^d right )</annotation>
  </semantics>
</math>
</file>

<file path=Object 2/content.xml><?xml version="1.0" encoding="utf-8"?>
<math xmlns="http://www.w3.org/1998/Math/MathML">
  <semantics>
    <mrow>
      <mi>O</mi>
      <mrow>
        <mo stretchy="false">(</mo>
        <mrow>
          <msup>
            <mi>n</mi>
            <mi>d</mi>
          </msup>
        </mrow>
        <mo stretchy="false">)</mo>
      </mrow>
    </mrow>
    <annotation encoding="StarMath 5.0">O(n^d)</annotation>
  </semantics>
</math>
</file>